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Oxygen Mono" svg:font-family="'Oxygen Mono'"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10" style:family="table">
      <style:table-properties style:width="7.125in" fo:margin-left="0in" table:align="left" style:writing-mode="lr-tb"/>
    </style:style>
    <style:style style:name="Table10.A" style:family="table-column">
      <style:table-column-properties style:column-width="7.125in"/>
    </style:style>
    <style:style style:name="Table10.A1" style:family="table-cell">
      <style:table-cell-properties style:vertical-align="middle" fo:padding="0.0382in" fo:border="0.05pt solid #000000"/>
    </style:style>
    <style:style style:name="Table12" style:family="table">
      <style:table-properties style:width="7.25in" fo:margin-left="0.0639in" table:align="left" style:writing-mode="lr-tb"/>
    </style:style>
    <style:style style:name="Table12.A" style:family="table-column">
      <style:table-column-properties style:column-width="7.25in"/>
    </style:style>
    <style:style style:name="Table12.A1" style:family="table-cell">
      <style:table-cell-properties fo:padding="0.0382in" fo:border="0.05pt solid #000000"/>
    </style:style>
    <style:style style:name="Table13" style:family="table">
      <style:table-properties style:width="7.0486in" table:align="margins" style:writing-mode="lr-tb"/>
    </style:style>
    <style:style style:name="Table13.A" style:family="table-column">
      <style:table-column-properties style:column-width="7.0486in" style:rel-column-width="65535*"/>
    </style:style>
    <style:style style:name="Table13.A1" style:family="table-cell">
      <style:table-cell-properties fo:padding="0.0382in" fo:border="0.05pt solid #000000"/>
    </style:style>
    <style:style style:name="Table14" style:family="table">
      <style:table-properties style:width="7.0486in" table:align="margins" style:writing-mode="lr-tb"/>
    </style:style>
    <style:style style:name="Table14.A" style:family="table-column">
      <style:table-column-properties style:column-width="7.0486in" style:rel-column-width="65535*"/>
    </style:style>
    <style:style style:name="Table14.A1" style:family="table-cell">
      <style:table-cell-properties fo:padding="0.0382in" fo:border="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ed51a" officeooo:paragraph-rsid="001ed51a"/>
    </style:style>
    <style:style style:name="P8" style:family="paragraph" style:parent-style-name="Table_20_Contents">
      <style:text-properties officeooo:rsid="001fbc13" officeooo:paragraph-rsid="001fbc13"/>
    </style:style>
    <style:style style:name="P9" style:family="paragraph" style:parent-style-name="Table_20_Contents">
      <style:text-properties officeooo:rsid="0021a1dd" officeooo:paragraph-rsid="0021a1dd"/>
    </style:style>
    <style:style style:name="P10" style:family="paragraph" style:parent-style-name="Table_20_Contents">
      <style:text-properties officeooo:rsid="002737ea" officeooo:paragraph-rsid="002737ea"/>
    </style:style>
    <style:style style:name="P11" style:family="paragraph" style:parent-style-name="Table_20_Contents">
      <style:text-properties officeooo:rsid="00251717" officeooo:paragraph-rsid="00251717"/>
    </style:style>
    <style:style style:name="P12" style:family="paragraph" style:parent-style-name="Table_20_Contents">
      <style:text-properties officeooo:paragraph-rsid="00252519"/>
    </style:style>
    <style:style style:name="P13" style:family="paragraph" style:parent-style-name="Table_20_Contents">
      <style:text-properties officeooo:rsid="00263916" officeooo:paragraph-rsid="00263916"/>
    </style:style>
    <style:style style:name="P14" style:family="paragraph" style:parent-style-name="Table_20_Contents">
      <style:text-properties officeooo:paragraph-rsid="0023828f"/>
    </style:style>
    <style:style style:name="P15" style:family="paragraph" style:parent-style-name="Table_20_Contents">
      <style:text-properties officeooo:rsid="00251182" officeooo:paragraph-rsid="00251182"/>
    </style:style>
    <style:style style:name="P16" style:family="paragraph" style:parent-style-name="Table_20_Contents">
      <style:text-properties officeooo:rsid="00252519" officeooo:paragraph-rsid="00252519"/>
    </style:style>
    <style:style style:name="P17"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8" style:family="paragraph" style:parent-style-name="Table_20_Contents">
      <style:text-properties officeooo:rsid="002318b8" officeooo:paragraph-rsid="00252519"/>
    </style:style>
    <style:style style:name="P19" style:family="paragraph" style:parent-style-name="Table_20_Contents">
      <style:text-properties style:font-name="monospace" officeooo:rsid="002ef238" officeooo:paragraph-rsid="002ef238"/>
    </style:style>
    <style:style style:name="P20" style:family="paragraph" style:parent-style-name="Table_20_Contents">
      <style:text-properties style:font-name="monospace" officeooo:rsid="002ef238" officeooo:paragraph-rsid="003092b9"/>
    </style:style>
    <style:style style:name="P21" style:family="paragraph" style:parent-style-name="Table_20_Contents">
      <style:text-properties style:font-name="monospace" officeooo:rsid="002ef238" officeooo:paragraph-rsid="002ef238" fo:background-color="#cccccc"/>
    </style:style>
    <style:style style:name="P22" style:family="paragraph" style:parent-style-name="Table_20_Contents">
      <loext:graphic-properties draw:fill="none" draw:fill-color="#ffffff" draw:opacity="100%"/>
      <style:paragraph-properties fo:background-color="transparent"/>
      <style:text-properties officeooo:rsid="002b0371" officeooo:paragraph-rsid="002b0371" fo:background-color="#ffffff"/>
    </style:style>
    <style:style style:name="P23" style:family="paragraph" style:parent-style-name="Table_20_Contents">
      <loext:graphic-properties draw:fill="none" draw:fill-color="#ffffff" draw:opacity="100%"/>
      <style:paragraph-properties fo:background-color="transparent"/>
      <style:text-properties officeooo:rsid="002c6b9c" officeooo:paragraph-rsid="002c6b9c" fo:background-color="#ffffff"/>
    </style:style>
    <style:style style:name="P24" style:family="paragraph" style:parent-style-name="Table_20_Contents">
      <style:text-properties officeooo:rsid="002ef238" officeooo:paragraph-rsid="002ef238"/>
    </style:style>
    <style:style style:name="P25" style:family="paragraph" style:parent-style-name="Table_20_Contents">
      <loext:graphic-properties draw:fill="solid" draw:fill-color="#b2b2b2" draw:opacity="100%"/>
      <style:paragraph-properties fo:background-color="#b2b2b2"/>
      <style:text-properties officeooo:rsid="002ef238" officeooo:paragraph-rsid="002ef238"/>
    </style:style>
    <style:style style:name="P26" style:family="paragraph" style:parent-style-name="Table_20_Contents">
      <style:text-properties style:font-name="DejaVu Serif1" officeooo:rsid="002ef238" officeooo:paragraph-rsid="002ef238"/>
    </style:style>
    <style:style style:name="P27" style:family="paragraph" style:parent-style-name="Table_20_Contents">
      <style:text-properties style:font-name="DejaVu Serif1" officeooo:rsid="0032c04b" officeooo:paragraph-rsid="0032c04b"/>
    </style:style>
    <style:style style:name="P28" style:family="paragraph" style:parent-style-name="Table_20_Contents">
      <loext:graphic-properties draw:fill="none" draw:fill-color="#ffffff" draw:opacity="100%"/>
      <style:paragraph-properties fo:background-color="transparent"/>
      <style:text-properties style:font-name="DejaVu Serif1" fo:font-size="9pt" officeooo:rsid="0049ce44" officeooo:paragraph-rsid="0049ce44" style:font-size-asian="9pt" style:font-size-complex="9pt"/>
    </style:style>
    <style:style style:name="P29" style:family="paragraph" style:parent-style-name="Table_20_Contents">
      <loext:graphic-properties draw:fill="solid" draw:fill-color="#b2b2b2" draw:opacity="100%"/>
      <style:paragraph-properties fo:background-color="#b2b2b2"/>
      <style:text-properties style:font-name="Oxygen Mono" officeooo:rsid="002ef238" officeooo:paragraph-rsid="002ef238"/>
    </style:style>
    <style:style style:name="P30" style:family="paragraph" style:parent-style-name="Table_20_Contents">
      <loext:graphic-properties draw:fill="solid" draw:fill-color="#b2b2b2" draw:opacity="100%"/>
      <style:paragraph-properties fo:background-color="#b2b2b2"/>
      <style:text-properties style:font-name="Oxygen Mono" officeooo:rsid="002ef238" officeooo:paragraph-rsid="002ef238" fo:background-color="#b2b2b2"/>
    </style:style>
    <style:style style:name="P31" style:family="paragraph" style:parent-style-name="Table_20_Contents">
      <loext:graphic-properties draw:fill="solid" draw:fill-color="#b2b2b2" draw:opacity="100%"/>
      <style:paragraph-properties fo:background-color="#b2b2b2"/>
      <style:text-properties style:font-name="Oxygen Mono" officeooo:rsid="002ef238" officeooo:paragraph-rsid="003092b9" fo:background-color="#b2b2b2"/>
    </style:style>
    <style:style style:name="P32" style:family="paragraph" style:parent-style-name="Table_20_Contents">
      <loext:graphic-properties draw:fill="solid" draw:fill-color="#b2b2b2" draw:opacity="100%"/>
      <style:paragraph-properties fo:background-color="#b2b2b2"/>
      <style:text-properties style:font-name="Oxygen Mono" officeooo:rsid="002b0371" officeooo:paragraph-rsid="002b0371" fo:background-color="transparent"/>
    </style:style>
    <style:style style:name="P33" style:family="paragraph" style:parent-style-name="Table_20_Contents">
      <loext:graphic-properties draw:fill="solid" draw:fill-color="#cccccc" draw:opacity="100%"/>
      <style:paragraph-properties fo:background-color="#cccccc"/>
      <style:text-properties style:font-name="Oxygen Mono" officeooo:rsid="002b0371" officeooo:paragraph-rsid="002b0371" fo:background-color="transparent"/>
    </style:style>
    <style:style style:name="P34" style:family="paragraph" style:parent-style-name="Table_20_Contents">
      <loext:graphic-properties draw:fill="solid" draw:fill-color="#cccccc" draw:opacity="100%"/>
      <style:paragraph-properties fo:background-color="#cccccc"/>
      <style:text-properties style:font-name="Oxygen Mono" officeooo:rsid="00263916" officeooo:paragraph-rsid="00263916"/>
    </style:style>
    <style:style style:name="P35" style:family="paragraph" style:parent-style-name="Table_20_Contents">
      <loext:graphic-properties draw:fill="solid" draw:fill-color="#cccccc" draw:opacity="100%"/>
      <style:paragraph-properties fo:background-color="#cccccc"/>
      <style:text-properties style:font-name="Oxygen Mono" officeooo:rsid="002318b8" officeooo:paragraph-rsid="00252519"/>
    </style:style>
    <style:style style:name="P36" style:family="paragraph" style:parent-style-name="Table_20_Contents">
      <loext:graphic-properties draw:fill="solid" draw:fill-color="#cccccc" draw:opacity="100%"/>
      <style:paragraph-properties fo:background-color="#cccccc"/>
      <style:text-properties style:font-name="Oxygen Mono" officeooo:rsid="00251717" officeooo:paragraph-rsid="00251717"/>
    </style:style>
    <style:style style:name="P37" style:family="paragraph" style:parent-style-name="Table_20_Contents">
      <loext:graphic-properties draw:fill="solid" draw:fill-color="#cccccc" draw:opacity="100%"/>
      <style:paragraph-properties fo:background-color="#cccccc"/>
      <style:text-properties style:font-name="Oxygen Mono" officeooo:rsid="001fbc13" officeooo:paragraph-rsid="002318b8"/>
    </style:style>
    <style:style style:name="P38" style:family="paragraph" style:parent-style-name="Table_20_Contents">
      <loext:graphic-properties draw:fill="solid" draw:fill-color="#cccccc" draw:opacity="100%"/>
      <style:paragraph-properties fo:background-color="#cccccc"/>
      <style:text-properties style:font-name="Oxygen Mono" officeooo:rsid="001fbc13" officeooo:paragraph-rsid="00251182"/>
    </style:style>
    <style:style style:name="P39" style:family="paragraph" style:parent-style-name="Table_20_Contents">
      <style:text-properties style:font-name="Oxygen Mono" officeooo:rsid="0021a1dd" officeooo:paragraph-rsid="0021a1dd"/>
    </style:style>
    <style:style style:name="P40" style:family="paragraph" style:parent-style-name="Table_20_Contents">
      <style:text-properties style:font-name="Oxygen Mono" officeooo:rsid="00298040" officeooo:paragraph-rsid="00298040"/>
    </style:style>
    <style:style style:name="P41" style:family="paragraph" style:parent-style-name="Table_20_Contents">
      <loext:graphic-properties draw:fill="solid" draw:fill-color="#999999" draw:opacity="100%"/>
      <style:paragraph-properties fo:background-color="#999999"/>
      <style:text-properties style:font-name="Oxygen Mono" fo:font-size="9pt" officeooo:rsid="0049ce44" officeooo:paragraph-rsid="0049ce44" style:font-size-asian="9pt" style:font-size-complex="9pt"/>
    </style:style>
    <style:style style:name="P42" style:family="paragraph" style:parent-style-name="Table_20_Contents">
      <style:text-properties officeooo:rsid="003ce842" officeooo:paragraph-rsid="003ce842"/>
    </style:style>
    <style:style style:name="P43" style:family="paragraph" style:parent-style-name="Table_20_Contents">
      <style:text-properties officeooo:paragraph-rsid="003ce842"/>
    </style:style>
    <style:style style:name="P44" style:family="paragraph" style:parent-style-name="Table_20_Contents">
      <style:text-properties officeooo:rsid="0049ce44" officeooo:paragraph-rsid="0049ce44"/>
    </style:style>
    <style:style style:name="P45" style:family="paragraph" style:parent-style-name="Table_20_Contents" style:list-style-name="L1">
      <loext:graphic-properties draw:fill="none" draw:fill-color="#ffffff" draw:opacity="100%"/>
      <style:paragraph-properties fo:background-color="transparent"/>
      <style:text-properties officeooo:paragraph-rsid="004bee49"/>
    </style:style>
    <style:style style:name="P46" style:family="paragraph" style:parent-style-name="Table_20_Contents" style:list-style-name="L1">
      <loext:graphic-properties draw:fill="none" draw:fill-color="#ffffff" draw:opacity="100%"/>
      <style:paragraph-properties fo:background-color="transparent"/>
      <style:text-properties officeooo:rsid="004e339c" officeooo:paragraph-rsid="004e339c"/>
    </style:style>
    <style:style style:name="P47" style:family="paragraph" style:parent-style-name="Table_20_Contents" style:list-style-name="L1">
      <loext:graphic-properties draw:fill="none" draw:fill-color="#ffffff" draw:opacity="100%"/>
      <style:paragraph-properties fo:background-color="transparent"/>
      <style:text-properties officeooo:rsid="004e339c" officeooo:paragraph-rsid="004e4594"/>
    </style:style>
    <style:style style:name="P48" style:family="paragraph" style:parent-style-name="Table_20_Contents" style:list-style-name="L1">
      <loext:graphic-properties draw:fill="none" draw:fill-color="#ffffff" draw:opacity="100%"/>
      <style:paragraph-properties fo:background-color="transparent"/>
      <style:text-properties officeooo:rsid="004e66c7" officeooo:paragraph-rsid="004e66c7"/>
    </style:style>
    <style:style style:name="P49" style:family="paragraph" style:parent-style-name="Table_20_Contents">
      <style:text-properties officeooo:rsid="00528d27" officeooo:paragraph-rsid="00528d27"/>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ed51a"/>
    </style:style>
    <style:style style:name="T4" style:family="text">
      <style:text-properties officeooo:rsid="00251182"/>
    </style:style>
    <style:style style:name="T5" style:family="text">
      <style:text-properties officeooo:rsid="00252519"/>
    </style:style>
    <style:style style:name="T6" style:family="text">
      <style:text-properties officeooo:rsid="00252519" fo:background-color="#ffff00" loext:char-shading-value="0"/>
    </style:style>
    <style:style style:name="T7" style:family="text">
      <style:text-properties fo:color="#000000"/>
    </style:style>
    <style:style style:name="T8" style:family="text">
      <style:text-properties fo:color="#000000" fo:background-color="#ffffff" loext:char-shading-value="0"/>
    </style:style>
    <style:style style:name="T9" style:family="text">
      <style:text-properties fo:color="#000000" officeooo:rsid="003092b9" fo:background-color="#ffffff" loext:char-shading-value="0"/>
    </style:style>
    <style:style style:name="T10" style:family="text">
      <style:text-properties fo:color="#000000" style:font-name="DejaVu Serif1" officeooo:rsid="003092b9" fo:background-color="#ffffff" loext:char-shading-value="0"/>
    </style:style>
    <style:style style:name="T11" style:family="text">
      <style:text-properties officeooo:rsid="002b0371"/>
    </style:style>
    <style:style style:name="T12" style:family="text">
      <style:text-properties officeooo:rsid="002c6b9c"/>
    </style:style>
    <style:style style:name="T13" style:family="text">
      <style:text-properties style:font-name="DejaVu Serif1" fo:font-size="9pt" style:font-size-asian="9pt" style:font-size-complex="9pt"/>
    </style:style>
    <style:style style:name="T14" style:family="text">
      <style:text-properties style:font-name="DejaVu Serif1" fo:font-size="9pt" officeooo:rsid="004bee49" style:font-size-asian="9pt" style:font-size-complex="9pt"/>
    </style:style>
    <style:style style:name="T15" style:family="text">
      <style:text-properties style:font-name="DejaVu Serif1" fo:font-size="9pt" officeooo:rsid="004cdc44" style:font-size-asian="9pt" style:font-size-complex="9pt"/>
    </style:style>
    <style:style style:name="T16" style:family="text">
      <style:text-properties style:font-name="DejaVu Serif1" fo:font-size="9pt" officeooo:rsid="004e4594" style:font-size-asian="9pt" style:font-size-complex="9pt"/>
    </style:style>
    <style:style style:name="T17" style:family="text">
      <style:text-properties style:font-name="DejaVu Serif1" fo:font-size="9pt" officeooo:rsid="004ffd38" style:font-size-asian="9pt" style:font-size-complex="9pt"/>
    </style:style>
    <style:style style:name="T18" style:family="text">
      <style:text-properties style:font-name="Oxygen Mono"/>
    </style:style>
    <style:style style:name="T19" style:family="text">
      <style:text-properties officeooo:rsid="003ce842"/>
    </style:style>
    <style:style style:name="T20" style:family="text">
      <style:text-properties officeooo:rsid="00528d27"/>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7"><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1. Herramientas de administración básic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e Luis Izquierdo Mañas</text:p>
          </table:table-cell>
        </table:table-row>
      </table:table>
      <text:p text:style-name="Standard"/>
      <text:p text:style-name="P4">a) Cuestionario de actitud frente al trabajo.</text:p>
      <text:p text:style-name="Standard">El tiempo que he decicado a la preparación de la sesión antes de asistir al laboratorio ha sido de …..<text:span text:style-name="T3">40</text:span>. minutos.</text:p>
      <text:p text:style-name="Standard">1. He resuelto todas las dudas que tenía antes de iniciar la sesión de prácticas: …<text:span text:style-name="T20">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49">Los scripts</text:p>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49"/>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 la <text:span text:style-name="T2">actividad 1.1</text:span> ha sido:</text:p>
      <table:table table:name="Table9" table:style-name="Table9">
        <table:table-column table:style-name="Table9.A"/>
        <table:table-row>
          <table:table-cell table:style-name="Table9.A1" office:value-type="string">
            <text:p text:style-name="P9">El guión que yo he creado contiene:</text:p>
            <text:p text:style-name="P9"/>
            <text:p text:style-name="P39">#!/bin/bash </text:p>
            <text:p text:style-name="P39">#Script para lanzar un kernel de linux sin entorno gráfico, para trabajar sobre el. </text:p>
            <text:p text:style-name="P39">#VARIABLES </text:p>
            <text:p text:style-name="P39">UMLPATH=/fenix/depar/lsi/UML/*.gz </text:p>
            <text:p text:style-name="P39">KERNELV=kernel32-3.0.4 </text:p>
            <text:p text:style-name="P39">MEM=1024m </text:p>
            <text:p text:style-name="P39"/>
            <text:p text:style-name="P40"/>
            <text:p text:style-name="P40">cp $UMLPATH /tmp</text:p>
            <text:p text:style-name="P40">gunzip -d /tmp/*.gz</text:p>
            <text:p text:style-name="P40">chmod +x /tmp/$KERNELV</text:p>
            <text:p text:style-name="P40">/tmp/$KERNELV ubda=/tmp/Fedora14-x86-root_fs mem=$MEM</text:p>
          </table:table-cell>
        </table:table-row>
      </table:table>
      <text:p text:style-name="Standard"/>
      <text:p text:style-name="Standard">Mi solución a la <text:span text:style-name="T2">actividad 1.3</text:span> ha sido:</text:p>
      <table:table table:name="Table10" table:style-name="Table10">
        <table:table-column table:style-name="Table10.A"/>
        <table:table-row>
          <table:table-cell table:style-name="Table10.A1" office:value-type="string">
            <text:p text:style-name="P15">Creamos un Usuario por defecto:</text:p>
            <text:p text:style-name="P38">[root@localhost ~]# adduser <text:span text:style-name="T4">jolu</text:span></text:p>
            <text:p text:style-name="P8"/>
            <text:p text:style-name="P8">Creamos un usuario con login aprbso y con nombre completo “Apruebame Sistemas operativos” (opción -c), indicando que se genere automáticamente el directorio HOME del usuario (opción -m).</text:p>
            <text:p text:style-name="P37">[root@localhost ~]# adduser aprbso <text:s/>-c "Apruebame Sistemas operativos" -m </text:p>
            <text:p text:style-name="P14"/>
            <text:p text:style-name="P11">Creamos un usuario con login <text:s/>etsiit, esfecificamos que su directorio HOME se encuntre en la raíz (/) con la opción –base-dir, hacemos que la cuenta <text:span text:style-name="T5">se desactive llegada la fecha indicada (2017-02-23) y hacemos que este usurio pertenezca al grupo UGR (Este grupo debe estar creado previamente, la GID de este grupo en mi caso particular es 1617, </text:span><text:span text:style-name="T6">groupadd UGR -g 1617</text:span><text:span text:style-name="T5">)</text:span></text:p>
            <text:p text:style-name="P36">[root@localhost ~]# adduser etsiit --base-dir / --expiredate 2017-02-23 -g UGR</text:p>
            <text:p text:style-name="P18"/>
            <text:p text:style-name="P12"/>
            <text:p text:style-name="P12"/>
            <text:p text:style-name="P18">Comprobamos los cambios realizados:</text:p>
            <text:p text:style-name="P35">[root@localhost ~]# cat /etc/passwd</text:p>
            <text:p text:style-name="P16"><text:soft-page-break/>jolu:x:500:500::/home/jolu:/bin/bash </text:p>
            <text:p text:style-name="P16">aprbso:x:501:501:Apruebame Sistemas operativos:/home/aprbso:/bin/bash </text:p>
            <text:p text:style-name="P16">etsiit:x:502:1617:://etsiit:/bin/bash </text:p>
            <text:p text:style-name="P16"/>
            <text:p text:style-name="P13">Para eliminar un usuario:</text:p>
            <text:p text:style-name="P34">[root@localhost ~]# userdel etsiit</text:p>
            <text:p text:style-name="P13">Tras la eliminación del usuario, si comprobamos los archivos /etc/passwd y /etc/group, comprobamos que el usuario desaparece, pero sus directorios y archivos permanecen en el sistema</text:p>
            <text:p text:style-name="P10">Para logearnos en el usuario <text:span text:style-name="T11">jolu</text:span>, creado con atelación:</text:p>
            <text:p text:style-name="P33">[root@localhost ~]# su jolu</text:p>
            <text:p text:style-name="P33">[jolu@localhost root]$ cd <text:s/></text:p>
            <text:p text:style-name="P22">Vemos los archivos contenidos en el directorio <text:span text:style-name="T12">HOME</text:span> del usuario <text:span text:style-name="T12">jolu </text:span>con la orden ls -a</text:p>
            <text:p text:style-name="P32">[jolu@localhost ~]$ ls -la</text:p>
            <text:p text:style-name="P32">total 20</text:p>
            <text:p text:style-name="P32">drwx------ <text:s/>2 jolu jolu 4096 Oct <text:s/>1 05:40 .</text:p>
            <text:p text:style-name="P32">dr-xr-xr-x 23 root root 4096 Oct <text:s/>1 05:40 ..</text:p>
            <text:p text:style-name="P32">-rw-r--r-- <text:s/>1 jolu jolu <text:s text:c="2"/>18 Jun 22 <text:s/>2011 .bash_logout</text:p>
            <text:p text:style-name="P32">-rw-r--r-- <text:s/>1 jolu jolu <text:s/>176 Jun 22 <text:s/>2011 .bash_profile</text:p>
            <text:p text:style-name="P32">-rw-r--r-- <text:s/>1 jolu jolu <text:s/>124 Jun 22 <text:s/>2011 .bashrc</text:p>
            <text:p text:style-name="P23">Como se puede apreciar los archivos contenidos en el directorio HOME son .bash_logout, .bash_profile, .bashrc, que son los archivos de configuración de la shell bash, específicos para ese usuario.</text:p>
          </table:table-cell>
        </table:table-row>
      </table:table>
      <text:p text:style-name="Standard"/>
      <text:p text:style-name="Standard">Mi solución a la <text:span text:style-name="T2">actividad 1.6</text:span> ha sido:</text:p>
      <table:table table:name="Table12" table:style-name="Table12">
        <table:table-column table:style-name="Table12.A"/>
        <table:table-row>
          <table:table-cell table:style-name="Table12.A1" office:value-type="string">
            <text:p text:style-name="P25">[ro<text:span text:style-name="T18">ot@localhost ~]# groupadd UGR -g1617</text:span></text:p>
            <text:p text:style-name="P29">[root@localhost ~]# groupadd SO</text:p>
            <text:p text:style-name="P29">[root@localhost ~]# groupadd humano</text:p>
            <text:p text:style-name="P29">[root@localhost ~]# groupadd MACHINE</text:p>
            <text:p text:style-name="P24">Creamos cuatro grupos uno de ellos con la opción -g que sirve para espeficiar un GID (identificador de grupo) definido por el usuario, en mi caso yo he puesto 1617</text:p>
            <text:p text:style-name="P30">[root@localhost ~]# gpasswd -a root MACHINE</text:p>
            <text:p text:style-name="P30">Adding user root to group MACHINE</text:p>
            <text:p text:style-name="P30"><text:span text:style-name="T7">[root@localhost ~]# gpasswd -a jolu humano <text:s text:c="6"/></text:span></text:p>
            <text:p text:style-name="P30"><text:span text:style-name="T7">Adding user jolu to group humano</text:span></text:p>
            <text:p text:style-name="P30"><text:soft-page-break/><text:span text:style-name="T7">[root@localhost ~]# gpasswd -a jolu SO</text:span></text:p>
            <text:p text:style-name="P30"><text:span text:style-name="T7">Adding user jolu to group SO</text:span></text:p>
            <text:p text:style-name="P30"><text:span text:style-name="T7">[root@localhost ~]# gpasswd -a jolu UGR</text:span></text:p>
            <text:p text:style-name="P30"><text:span text:style-name="T7">Adding user jolu to group UGR</text:span></text:p>
            <text:p text:style-name="P19"><text:span text:style-name="T8"/></text:p>
            <text:p text:style-name="P26"><text:span text:style-name="T8">Hemos Añadido </text:span><text:span text:style-name="T9">al usuario jolu a los siguientes grupos: humano, SO y UGR, y al usuario root lo hemos añadido al grupo MACHINE.</text:span></text:p>
            <text:p text:style-name="P30"><text:span text:style-name="T7">[root@localhost ~]# id jolu</text:span></text:p>
            <text:p text:style-name="P31"><text:span text:style-name="T7">uid=500(jolu) gid=500(jolu) groups=500(jolu),1617(UGR),1618(SO),1619(humano)</text:span></text:p>
            <text:p text:style-name="P20"><text:span text:style-name="T10"/></text:p>
            <text:p text:style-name="P20"><text:span text:style-name="T10">Tras usar el comando id sobre el usuario jolu, vemos que este nos muestra el identificador del usuario que coincide con su identificador de grupo <text:s/>y acontinuacuón vemos a todos los grupos a los que este usuario pertenece junto con sus respectivos identificadores de grupo.</text:span></text:p>
            <text:p text:style-name="P20"><text:span text:style-name="T10"/></text:p>
            <text:p text:style-name="P30"><text:span text:style-name="T7">[root@localhost ~]# id root</text:span></text:p>
            <text:p text:style-name="P30"><text:span text:style-name="T7">uid=0(root) gid=0(root) groups=0(root),1(bin),2(daemon),3(sys),4(adm),6(disk),10(wheel),1620(MACHINE)</text:span></text:p>
            <text:p text:style-name="P30"><text:span text:style-name="T7"><text:s/></text:span></text:p>
            <text:p text:style-name="P21"><text:span text:style-name="T7"/></text:p>
            <text:p text:style-name="P27"><text:span text:style-name="T8">En el caso del root, podemos apreciar que este usuario tiene un identificador de usuario y grupo igual a 0, esto suele ser así por defecto, y que pertenece a varios grupos del sistema, además del añadido por nosotros.</text:span></text:p>
          </table:table-cell>
        </table:table-row>
      </table:table>
      <text:p text:style-name="Standard"/>
      <text:p text:style-name="Standard">Mi solución a la <text:span text:style-name="T2">actividad 1.8</text:span> ha sido:</text:p>
      <table:table table:name="Table13" table:style-name="Table13">
        <table:table-column table:style-name="Table13.A"/>
        <table:table-row>
          <table:table-cell table:style-name="Table13.A1" office:value-type="string">
            <text:p text:style-name="P42">Un programa que se ejecuta en modo root, ¿dónde podría guardar la información temporal de forma que ésta se mantuviese entre arranques del sistema?</text:p>
            <text:p text:style-name="P42"/>
            <text:p text:style-name="P43"><text:span text:style-name="T19">En el directorio /tmp no podrían almacenarse pues esta información suele desaparecer tras apagar <text:s/>el equipo, tratándose de un programa en modo root podría alamacenar la información en /var/tmp <text:s/>pues es en este diretorio suelen alamacenarse datos temporales que permanecen incluso después del apagado del sistema.</text:span></text:p>
          </table:table-cell>
        </table:table-row>
      </table:table>
      <text:p text:style-name="Standard"/>
      <text:p text:style-name="Standard">Mi solución a la <text:span text:style-name="T2">actividad 1.10</text:span> ha sido:</text:p>
      <table:table table:name="Table14" table:style-name="Table14">
        <table:table-column table:style-name="Table14.A"/>
        <table:table-row>
          <table:table-cell table:style-name="Table14.A1" office:value-type="string">
            <text:p text:style-name="P44"/>
            <text:p text:style-name="P44">Tras ejecutar la orden cat sobre el fichero /etc/fstab:</text:p>
            <text:p text:style-name="P44"/>
            <text:p text:style-name="P41"><text:soft-page-break/>[root@localhost ~]# cat /etc/fstab </text:p>
            <text:p text:style-name="P41">#</text:p>
            <text:p text:style-name="P41"># /etc/fstab</text:p>
            <text:p text:style-name="P41">#</text:p>
            <text:p text:style-name="P41">LABEL=ROOT <text:s text:c="37"/>/ <text:s text:c="14"/>auto <text:s text:c="3"/>noatime <text:s text:c="8"/>1 1</text:p>
            <text:p text:style-name="P41">tmpfs <text:s text:c="42"/>/dev/shm <text:s text:c="7"/>tmpfs <text:s text:c="2"/>defaults <text:s text:c="7"/>0 0</text:p>
            <text:p text:style-name="P41">tmp <text:s text:c="44"/>/tmp <text:s text:c="11"/>tmpfs <text:s text:c="2"/>rw,mode=1777,fscontext=system_u:object_r:tmp_t:s0 <text:s/>0 0</text:p>
            <text:p text:style-name="P41">devpts <text:s text:c="41"/>/dev/pts <text:s text:c="7"/>devpts <text:s/>gid=5,mode=620 <text:s/>0 0</text:p>
            <text:p text:style-name="P41">sysfs <text:s text:c="42"/>/sys <text:s text:c="11"/>sysfs <text:s text:c="2"/>defaults <text:s text:c="7"/>0 0</text:p>
            <text:p text:style-name="P41">proc <text:s text:c="43"/>/proc <text:s text:c="10"/>proc <text:s text:c="3"/>defaults 0 0</text:p>
            <text:p text:style-name="P28"/>
            <text:list xml:id="list8691418398440869264" text:style-name="L1">
              <text:list-item>
                <text:p text:style-name="P45"><text:span text:style-name="T14">El primer parámetro describe el nombre del dispositivo que será montado en el arranque del sistema operativo, este nombre se puede especificar con una etiqueta (LABEL), el UUID </text:span><text:span text:style-name="T15">(identificador único universal)</text:span><text:span text:style-name="T14"> del dispositivo o simplemente un nombre. En nuestro caso unos de los dispositivos (el directorio root) es nombrado con una equita (LABEL=ROOT), </text:span><text:span text:style-name="T15">los demás son reconocidos por nombres (tmp, tmpfs…).</text:span></text:p>
              </text:list-item>
              <text:list-item>
                <text:p text:style-name="P46"><text:span text:style-name="T15">E</text:span><text:span text:style-name="T13">l segundo parámetro describe el punto de montaje donde se montará el dispositivo, por ejemplo en nuestro fstab root está montado en el directorio raíz (/)</text:span></text:p>
              </text:list-item>
              <text:list-item>
                <text:p text:style-name="P46"><text:span text:style-name="T13">El tercer campo indica el tipo de sistema de archivos que tedrá el dispositivo (ext4, tmpfs …). En nuestro caso el root tiene puesta la acción auto, esto establecerá como sistema de archivos uno por defecto, usualmente ext4.</text:span></text:p>
              </text:list-item>
              <text:list-item>
                <text:p text:style-name="P47"><text:span text:style-name="T13">El cuarto parámetro especifica las opciones de montaje asociadas al dispositivos</text:span><text:span text:style-name="T16">(</text:span><text:span text:style-name="T13">defaults, user...</text:span><text:span text:style-name="T16">)</text:span><text:span text:style-name="T13">, es decir, qué se podrá o no hacer en el dispositivo. </text:span><text:span text:style-name="T16">En nuestro caso por ejemplo tanto el dispositivos sysfs como devpts está puesto por defecto (defaults) </text:span></text:p>
              </text:list-item>
              <text:list-item>
                <text:p text:style-name="P48"><text:span text:style-name="T17">E</text:span><text:span text:style-name="T13">ste campo está usado por un programa del sistema llamado dump, si está en 0 será ignorado por este y si esta en 1 no.</text:span></text:p>
              </text:list-item>
              <text:list-item>
                <text:p text:style-name="P48"><text:span text:style-name="T13">El último campo es usado por otro programa del sustema llamado fsck.</text:span></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monospace" svg:font-family="monospace"/>
    <style:font-face style:name="Oxygen Mono" svg:font-family="'Oxygen Mono'"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6</meta:editing-cycles>
    <meta:creation-date>2011-10-05T09:46:35.67</meta:creation-date>
    <meta:editing-duration>P1DT23M6S</meta:editing-duration>
    <meta:generator>LibreOffice/5.1.4.2$Linux_X86_64 LibreOffice_project/10m0$Build-2</meta:generator>
    <dc:date>2016-10-01T14:24:02.685172966</dc:date>
    <meta:print-date>2011-10-06T10:39:21.37</meta:print-date>
    <meta:document-statistic meta:table-count="11" meta:image-count="1" meta:object-count="0" meta:page-count="5" meta:paragraph-count="96" meta:word-count="1022" meta:character-count="6990" meta:non-whitespace-character-count="5678"/>
    <meta:user-defined meta:name="Información 1"/>
    <meta:user-defined meta:name="Información 2"/>
    <meta:user-defined meta:name="Información 3"/>
    <meta:user-defined meta:name="Información 4"/>
  </office:meta>
</office:document-meta>
</file>